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Table1" style:family="table">
      <style:table-properties style:width="28.279cm" fo:margin-left="-0.053cm" fo:margin-top="0cm" fo:margin-bottom="0cm" table:align="left" style:writing-mode="page"/>
    </style:style>
    <style:style style:name="Table1.A" style:family="table-column">
      <style:table-column-properties style:column-width="3.133cm"/>
    </style:style>
    <style:style style:name="Table1.B" style:family="table-column">
      <style:table-column-properties style:column-width="25.144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fo:padding-left="0.053cm" fo:padding-right="0.053cm" fo:padding-top="0cm" fo:padding-bottom="0cm" fo:border="none"/>
    </style:style>
    <style:style style:name="Table2" style:family="table">
      <style:table-properties style:width="5.667cm" table:align="left"/>
    </style:style>
    <style:style style:name="Table2.A" style:family="table-column">
      <style:table-column-properties style:column-width="3.5cm"/>
    </style:style>
    <style:style style:name="Table2.B" style:family="table-column">
      <style:table-column-properties style:column-width="2.168cm"/>
    </style:style>
    <style:style style:name="Table2.A1" style:family="table-cell">
      <style:table-cell-properties style:vertical-align="middle" fo:padding-left="0cm" fo:padding-right="0cm" fo:padding-top="0cm" fo:padding-bottom="0.212cm" fo:border-left="none" fo:border-right="none" fo:border-top="none" fo:border-bottom="0.75pt solid #edf2f7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175cm"/>
    </style:style>
    <style:style style:name="Table3.B" style:family="table-column">
      <style:table-column-properties style:column-width="2.722cm"/>
    </style:style>
    <style:style style:name="Table3.C" style:family="table-column">
      <style:table-column-properties style:column-width="1.935cm"/>
    </style:style>
    <style:style style:name="Table3.D" style:family="table-column">
      <style:table-column-properties style:column-width="3.791cm"/>
    </style:style>
    <style:style style:name="Table3.E" style:family="table-column">
      <style:table-column-properties style:column-width="3.094cm"/>
    </style:style>
    <style:style style:name="Table3.F" style:family="table-column">
      <style:table-column-properties style:column-width="1.9cm"/>
    </style:style>
    <style:style style:name="Table3.G" style:family="table-column">
      <style:table-column-properties style:column-width="2.385cm"/>
    </style:style>
    <style:style style:name="Table3.A1" style:family="table-cell">
      <style:table-cell-properties style:vertical-align="middle" fo:background-color="#2d3748" fo:padding-left="0cm" fo:padding-right="0.265cm" fo:padding-top="0cm" fo:padding-bottom="0cm" fo:border-left="none" fo:border-right="0.75pt solid #ffffff" fo:border-top="none" fo:border-bottom="none">
        <style:background-image/>
      </style:table-cell-properties>
    </style:style>
    <style:style style:name="Table3.A3" style:family="table-cell">
      <style:table-cell-properties style:vertical-align="middle" fo:padding-left="0cm" fo:padding-right="0cm" fo:padding-top="0cm" fo:padding-bottom="0.212cm" fo:border-left="none" fo:border-right="none" fo:border-top="none" fo:border-bottom="0.75pt solid #edf2f7"/>
    </style:style>
    <style:style style:name="Table3.B3" style:family="table-cell">
      <style:table-cell-properties style:vertical-align="middle" fo:padding-left="0cm" fo:padding-right="0cm" fo:padding-top="0cm" fo:padding-bottom="0.212cm" fo:border-left="none" fo:border-right="none" fo:border-top="none" fo:border-bottom="0.75pt solid #edf2f7"/>
    </style:style>
    <style:style style:name="Table3.C3" style:family="table-cell">
      <style:table-cell-properties style:vertical-align="middle" fo:padding-left="0cm" fo:padding-right="0cm" fo:padding-top="0cm" fo:padding-bottom="0.212cm" fo:border-left="none" fo:border-right="none" fo:border-top="none" fo:border-bottom="0.75pt solid #edf2f7"/>
    </style:style>
    <style:style style:name="Table3.D3" style:family="table-cell">
      <style:table-cell-properties style:vertical-align="middle" fo:padding-left="0cm" fo:padding-right="0cm" fo:padding-top="0cm" fo:padding-bottom="0.212cm" fo:border-left="none" fo:border-right="none" fo:border-top="none" fo:border-bottom="0.75pt solid #edf2f7"/>
    </style:style>
    <style:style style:name="Table3.E3" style:family="table-cell">
      <style:table-cell-properties style:vertical-align="middle" fo:padding-left="0cm" fo:padding-right="0cm" fo:padding-top="0cm" fo:padding-bottom="0.212cm" fo:border-left="none" fo:border-right="none" fo:border-top="none" fo:border-bottom="0.75pt solid #edf2f7"/>
    </style:style>
    <style:style style:name="Table3.F3" style:family="table-cell">
      <style:table-cell-properties style:vertical-align="middle" fo:padding-left="0cm" fo:padding-right="0cm" fo:padding-top="0cm" fo:padding-bottom="0.212cm" fo:border-left="none" fo:border-right="none" fo:border-top="none" fo:border-bottom="0.75pt solid #edf2f7"/>
    </style:style>
    <style:style style:name="Table3.G3" style:family="table-cell">
      <style:table-cell-properties style:vertical-align="middle" fo:padding-left="0cm" fo:padding-right="0cm" fo:padding-top="0cm" fo:padding-bottom="0.212cm" fo:border-left="none" fo:border-right="none" fo:border-top="none" fo:border-bottom="0.75pt solid #edf2f7"/>
    </style:style>
    <style:style style:name="Table3.A4" style:family="table-cell">
      <style:table-cell-properties style:vertical-align="middle" fo:padding="0cm" fo:border="none"/>
    </style:style>
    <style:style style:name="Table3.B4" style:family="table-cell">
      <style:table-cell-properties style:vertical-align="middle" fo:padding="0cm" fo:border="none"/>
    </style:style>
    <style:style style:name="Table3.C4" style:family="table-cell">
      <style:table-cell-properties style:vertical-align="middle" fo:padding="0cm" fo:border="none"/>
    </style:style>
    <style:style style:name="Table3.D4" style:family="table-cell">
      <style:table-cell-properties style:vertical-align="middle" fo:padding="0cm" fo:border="none"/>
    </style:style>
    <style:style style:name="Table3.E4" style:family="table-cell">
      <style:table-cell-properties style:vertical-align="middle" fo:padding="0cm" fo:border="none"/>
    </style:style>
    <style:style style:name="Table3.F4" style:family="table-cell">
      <style:table-cell-properties style:vertical-align="middle" fo:padding="0cm" fo:border="none"/>
    </style:style>
    <style:style style:name="Table3.G4" style:family="table-cell">
      <style:table-cell-properties style:vertical-align="middle" fo:padding="0cm" fo:border="none"/>
    </style:style>
    <style:style style:name="Table4" style:family="table">
      <style:table-properties style:width="2.976cm" table:align="left"/>
    </style:style>
    <style:style style:name="Table4.A" style:family="table-column">
      <style:table-column-properties style:column-width="2.524cm"/>
    </style:style>
    <style:style style:name="Table4.B" style:family="table-column">
      <style:table-column-properties style:column-width="0.452cm"/>
    </style:style>
    <style:style style:name="Table4.A1" style:family="table-cell">
      <style:table-cell-properties style:vertical-align="middle" fo:padding-left="0cm" fo:padding-right="0cm" fo:padding-top="0cm" fo:padding-bottom="0.212cm" fo:border-left="none" fo:border-right="none" fo:border-top="none" fo:border-bottom="0.75pt solid #edf2f7"/>
    </style:style>
    <style:style style:name="Table5" style:family="table">
      <style:table-properties style:width="5.54cm" table:align="left"/>
    </style:style>
    <style:style style:name="Table5.A" style:family="table-column">
      <style:table-column-properties style:column-width="5.089cm"/>
    </style:style>
    <style:style style:name="Table5.B" style:family="table-column">
      <style:table-column-properties style:column-width="0.452cm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96cm" table:align="left"/>
    </style:style>
    <style:style style:name="Table6.A" style:family="table-column">
      <style:table-column-properties style:column-width="1.508cm"/>
    </style:style>
    <style:style style:name="Table6.B" style:family="table-column">
      <style:table-column-properties style:column-width="0.452cm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4.53cm" table:align="left"/>
    </style:style>
    <style:style style:name="Table7.A" style:family="table-column">
      <style:table-column-properties style:column-width="4.078cm"/>
    </style:style>
    <style:style style:name="Table7.B" style:family="table-column">
      <style:table-column-properties style:column-width="0.452cm"/>
    </style:style>
    <style:style style:name="Table7.A1" style:family="table-cell">
      <style:table-cell-properties style:vertical-align="middle" fo:padding-left="0cm" fo:padding-right="0cm" fo:padding-top="0cm" fo:padding-bottom="0.212cm" fo:border-left="none" fo:border-right="none" fo:border-top="none" fo:border-bottom="0.75pt solid #edf2f7"/>
    </style:style>
    <style:style style:name="Table8" style:family="table">
      <style:table-properties style:width="4.507cm" table:align="left"/>
    </style:style>
    <style:style style:name="Table8.A" style:family="table-column">
      <style:table-column-properties style:column-width="4.055cm"/>
    </style:style>
    <style:style style:name="Table8.B" style:family="table-column">
      <style:table-column-properties style:column-width="0.452cm"/>
    </style:style>
    <style:style style:name="Table8.A1" style:family="table-cell">
      <style:table-cell-properties style:vertical-align="middle" fo:padding-left="0cm" fo:padding-right="0cm" fo:padding-top="0cm" fo:padding-bottom="0.212cm" fo:border-left="none" fo:border-right="none" fo:border-top="none" fo:border-bottom="0.75pt solid #edf2f7"/>
    </style:style>
    <style:style style:name="P1" style:family="paragraph" style:parent-style-name="Standard">
      <style:text-properties fo:font-weight="bold" officeooo:rsid="000bc3b5" officeooo:paragraph-rsid="000bc3b5" style:font-weight-asian="bold" style:font-weight-complex="bold"/>
    </style:style>
    <style:style style:name="P2" style:family="paragraph" style:parent-style-name="Standard">
      <style:text-properties fo:font-size="14pt" fo:font-weight="bold" officeooo:rsid="001d7a2a" officeooo:paragraph-rsid="001e8966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bc3b5" officeooo:paragraph-rsid="000bc3b5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background-color="#b4c7dc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background-color="#77bc65"/>
    </style:style>
    <style:style style:name="P7" style:family="paragraph" style:parent-style-name="Standard">
      <style:text-properties fo:color="#000000" loext:opacity="100%" style:font-name="Calibri" fo:font-size="12pt" style:font-size-asian="12pt"/>
    </style:style>
    <style:style style:name="P8" style:family="paragraph" style:parent-style-name="Standard">
      <style:text-properties officeooo:rsid="000d83ee" officeooo:paragraph-rsid="000d83ee"/>
    </style:style>
    <style:style style:name="P9" style:family="paragraph" style:parent-style-name="Standard">
      <style:text-properties officeooo:rsid="000bc3b5" officeooo:paragraph-rsid="0010f2a1"/>
    </style:style>
    <style:style style:name="P10" style:family="paragraph" style:parent-style-name="Standard">
      <style:text-properties fo:font-weight="bold" officeooo:rsid="000d8737" officeooo:paragraph-rsid="000d8737" style:font-weight-asian="bold" style:font-weight-complex="bold"/>
    </style:style>
    <style:style style:name="P11" style:family="paragraph" style:parent-style-name="Standard">
      <style:text-properties officeooo:rsid="000d8737" officeooo:paragraph-rsid="000d8737"/>
    </style:style>
    <style:style style:name="P12" style:family="paragraph" style:parent-style-name="Standard">
      <style:text-properties fo:color="#000000" loext:opacity="100%" style:font-name="Calibri" fo:font-size="12pt" officeooo:paragraph-rsid="000d8737" style:font-size-asian="12pt"/>
    </style:style>
    <style:style style:name="P13" style:family="paragraph" style:parent-style-name="Standard">
      <style:text-properties fo:color="#000000" loext:opacity="100%" style:font-name="Calibri" fo:font-size="12pt" officeooo:rsid="0010f2a1" officeooo:paragraph-rsid="0010f2a1" style:font-size-asian="12pt"/>
    </style:style>
    <style:style style:name="P14" style:family="paragraph" style:parent-style-name="Standard">
      <style:text-properties officeooo:rsid="000d8737" officeooo:paragraph-rsid="0010f2a1"/>
    </style:style>
    <style:style style:name="P15" style:family="paragraph" style:parent-style-name="Standard">
      <style:text-properties officeooo:paragraph-rsid="0010f2a1"/>
    </style:style>
    <style:style style:name="P16" style:family="paragraph" style:parent-style-name="Standard">
      <style:text-properties officeooo:rsid="000d83ee" officeooo:paragraph-rsid="0010f2a1"/>
    </style:style>
    <style:style style:name="P17" style:family="paragraph" style:parent-style-name="Standard">
      <style:text-properties officeooo:rsid="000d8737" officeooo:paragraph-rsid="001288c8"/>
    </style:style>
    <style:style style:name="P18" style:family="paragraph" style:parent-style-name="Standard">
      <style:text-properties officeooo:rsid="0013f32c" officeooo:paragraph-rsid="001288c8"/>
    </style:style>
    <style:style style:name="P19" style:family="paragraph" style:parent-style-name="Standard">
      <style:text-properties fo:font-weight="normal" officeooo:rsid="0013f32c" officeooo:paragraph-rsid="0013f32c" style:font-weight-asian="normal" style:font-weight-complex="normal"/>
    </style:style>
    <style:style style:name="P20" style:family="paragraph" style:parent-style-name="Standard">
      <style:text-properties fo:font-weight="normal" officeooo:rsid="0013f32c" officeooo:paragraph-rsid="00175f54" style:font-weight-asian="normal" style:font-weight-complex="normal"/>
    </style:style>
    <style:style style:name="P21" style:family="paragraph" style:parent-style-name="Standard">
      <style:text-properties officeooo:rsid="0013f32c" officeooo:paragraph-rsid="00175f54"/>
    </style:style>
    <style:style style:name="P22" style:family="paragraph" style:parent-style-name="Standard">
      <style:text-properties fo:font-weight="normal" officeooo:rsid="0013f32c" officeooo:paragraph-rsid="00175f54" fo:background-color="#afd095" style:font-weight-asian="normal" style:font-weight-complex="normal"/>
    </style:style>
    <style:style style:name="P23" style:family="paragraph" style:parent-style-name="Standard">
      <style:text-properties fo:font-weight="normal" officeooo:rsid="0013f32c" officeooo:paragraph-rsid="0018b465" style:font-weight-asian="normal" style:font-weight-complex="normal"/>
    </style:style>
    <style:style style:name="P24" style:family="paragraph" style:parent-style-name="Table_20_Contents">
      <style:paragraph-properties fo:margin-left="0cm" fo:margin-right="0cm" style:line-height-at-least="0.423cm" fo:text-indent="0cm" style:auto-text-indent="false"/>
      <style:text-properties fo:font-size="10.5pt"/>
    </style:style>
    <style:style style:name="P25" style:family="paragraph" style:parent-style-name="Table_20_Contents">
      <style:paragraph-properties style:line-height-at-least="0.423cm"/>
      <style:text-properties fo:font-size="10.5pt"/>
    </style:style>
    <style:style style:name="P26" style:family="paragraph" style:parent-style-name="Table_20_Heading">
      <style:paragraph-properties fo:margin-left="0cm" fo:margin-right="0cm" style:line-height-at-least="0.423cm" fo:text-align="center" style:justify-single-word="false" fo:text-indent="0cm" style:auto-text-indent="false"/>
      <style:text-properties fo:text-transform="uppercase" fo:color="#4a5568" loext:opacity="100%" style:font-name="apple-system" fo:font-size="9pt" fo:letter-spacing="normal" fo:font-weight="bold" fo:background-color="#ffffff"/>
    </style:style>
    <style:style style:name="P27" style:family="paragraph" style:parent-style-name="Table_20_Contents">
      <style:paragraph-properties fo:margin-left="0cm" fo:margin-right="0cm" style:line-height-at-least="0.423cm" fo:text-indent="0cm" style:auto-text-indent="false"/>
      <style:text-properties fo:font-size="10.5pt" fo:background-color="#afd095"/>
    </style:style>
    <style:style style:name="P28" style:family="paragraph" style:parent-style-name="Table_20_Contents">
      <style:paragraph-properties style:line-height-at-least="0.423cm"/>
    </style:style>
    <style:style style:name="P29" style:family="paragraph" style:parent-style-name="Standard">
      <style:text-properties fo:font-weight="normal" officeooo:rsid="0013f32c" officeooo:paragraph-rsid="0019e271" style:font-weight-asian="normal" style:font-weight-complex="normal"/>
    </style:style>
    <style:style style:name="P30" style:family="paragraph" style:parent-style-name="Standard">
      <style:text-properties fo:font-size="14pt" fo:font-weight="bold" officeooo:rsid="001d7a2a" officeooo:paragraph-rsid="001d7a2a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2pt" fo:font-weight="normal" officeooo:rsid="001e8966" officeooo:paragraph-rsid="001e8966" style:font-size-asian="12pt" style:font-weight-asian="normal" style:font-size-complex="12pt" style:font-weight-complex="normal"/>
    </style:style>
    <style:style style:name="P32" style:family="paragraph" style:parent-style-name="Text_20_body" style:list-style-name="L1">
      <style:text-properties fo:background-color="#afd095"/>
    </style:style>
    <style:style style:name="P33" style:family="paragraph" style:parent-style-name="Text_20_body" style:list-style-name="L2">
      <style:text-properties fo:background-color="#afd095"/>
    </style:style>
    <style:style style:name="P34" style:family="paragraph" style:parent-style-name="Text_20_body" style:list-style-name="L3">
      <style:text-properties fo:background-color="#afd095"/>
    </style:style>
    <style:style style:name="P35" style:family="paragraph" style:parent-style-name="Text_20_body" style:list-style-name="L4">
      <style:paragraph-properties fo:margin-left="0cm" fo:margin-right="0cm" fo:text-indent="0cm" style:auto-text-indent="false"/>
    </style:style>
    <style:style style:name="P36" style:family="paragraph" style:parent-style-name="Text_20_body" style:list-style-name="L5">
      <style:text-properties fo:background-color="#afd095"/>
    </style:style>
    <style:style style:name="P37" style:family="paragraph" style:parent-style-name="Text_20_body" style:list-style-name="L6">
      <style:text-properties fo:background-color="#ff0000"/>
    </style:style>
    <style:style style:name="P38" style:family="paragraph" style:parent-style-name="Text_20_body" style:list-style-name="L7">
      <style:text-properties fo:background-color="#ff0000"/>
    </style:style>
    <style:style style:name="P39" style:family="paragraph" style:parent-style-name="Text_20_body" style:list-style-name="L8">
      <style:text-properties fo:background-color="#afd095"/>
    </style:style>
    <style:style style:name="P40" style:family="paragraph" style:parent-style-name="Text_20_body" style:list-style-name="L9">
      <style:text-properties fo:background-color="#ff0000"/>
    </style:style>
    <style:style style:name="T1" style:family="text">
      <style:text-properties officeooo:rsid="001e8966"/>
    </style:style>
    <style:style style:name="T2" style:family="text">
      <style:text-properties fo:color="#000000" loext:opacity="100%" style:font-name="Calibri" fo:font-size="12pt" style:font-size-asian="12pt"/>
    </style:style>
    <style:style style:name="T3" style:family="text">
      <style:text-properties fo:background-color="#afd095" loext:char-shading-value="0"/>
    </style:style>
    <style:style style:name="T4" style:family="text">
      <style:text-properties officeooo:rsid="00104991"/>
    </style:style>
    <style:style style:name="T5" style:family="text">
      <style:text-properties officeooo:rsid="0010f2a1"/>
    </style:style>
    <style:style style:name="T6" style:family="text">
      <style:text-properties fo:background-color="#ff7b59" loext:char-shading-value="0"/>
    </style:style>
    <style:style style:name="T7" style:family="text">
      <style:text-properties officeooo:rsid="0019e271" fo:background-color="#ff7b59" loext:char-shading-value="0"/>
    </style:style>
    <style:style style:name="T8" style:family="text">
      <style:text-properties officeooo:rsid="00104991" fo:background-color="#afd095" loext:char-shading-value="0"/>
    </style:style>
    <style:style style:name="T9" style:family="text">
      <style:text-properties fo:font-weight="bold" officeooo:rsid="000d83ee" style:font-weight-asian="bold" style:font-weight-complex="bold"/>
    </style:style>
    <style:style style:name="T10" style:family="text">
      <style:text-properties fo:font-weight="bold" officeooo:rsid="0010f2a1" style:font-weight-asian="bold" style:font-weight-complex="bold"/>
    </style:style>
    <style:style style:name="T11" style:family="text">
      <style:text-properties officeooo:rsid="000d8737"/>
    </style:style>
    <style:style style:name="T12" style:family="text">
      <style:text-properties officeooo:rsid="001288c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56c25"/>
    </style:style>
    <style:style style:name="T15" style:family="text">
      <style:text-properties officeooo:rsid="00175f54"/>
    </style:style>
    <style:style style:name="T16" style:family="text">
      <style:text-properties fo:font-weight="bold" officeooo:rsid="00175f54" style:font-weight-asian="bold" style:font-weight-complex="bold"/>
    </style:style>
    <style:style style:name="T17" style:family="text">
      <style:text-properties fo:background-color="#ffffff" loext:char-shading-value="0"/>
    </style:style>
    <style:style style:name="T18" style:family="text">
      <style:text-properties officeooo:rsid="001bab47"/>
    </style:style>
    <style:style style:name="T19" style:family="text">
      <style:text-properties officeooo:rsid="0018b465" fo:background-color="#afd095" loext:char-shading-value="0"/>
    </style:style>
    <style:style style:name="T20" style:family="text">
      <style:text-properties officeooo:rsid="0018b465"/>
    </style:style>
    <style:style style:name="T21" style:family="text">
      <style:text-properties fo:font-size="10.5pt"/>
    </style:style>
    <style:style style:name="T22" style:family="text">
      <style:text-properties officeooo:rsid="0019e271"/>
    </style:style>
    <style:style style:name="T23" style:family="text">
      <style:text-properties fo:font-weight="bold" officeooo:rsid="00203819" style:font-weight-asian="bold" style:font-weight-complex="bold"/>
    </style:style>
    <style:style style:name="T24" style:family="text">
      <style:text-properties fo:font-weight="bold"/>
    </style:style>
    <style:style style:name="T25" style:family="text">
      <style:text-properties fo:font-style="italic"/>
    </style:style>
    <style:style style:name="T26" style:family="text">
      <style:text-properties fo:font-weight="bold" fo:background-color="#ffffff" loext:char-shading-value="0"/>
    </style:style>
    <style:style style:name="T27" style:family="text">
      <style:text-properties fo:font-weight="bold" officeooo:rsid="001e8966" fo:background-color="#ffffff" loext:char-shading-value="0"/>
    </style:style>
    <style:style style:name="T28" style:family="text">
      <style:text-properties fo:font-weight="bold" officeooo:rsid="00203819" fo:background-color="#ffffff" loext:char-shading-value="0"/>
    </style:style>
    <style:style style:name="T29" style:family="text">
      <style:text-properties fo:font-weight="bold" officeooo:rsid="001d7a2a" fo:background-color="#fffff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xtraction by <text:span text:style-name="T1">Azure form exractor</text:span></text:p>
      <text:p text:style-name="P1">Page -1 AADHAR CARD</text:p>
      <text:p text:style-name="P3">we Require :</text:p>
      <text:p text:style-name="P3"/>
      <text:p text:style-name="P3">1.documentType </text:p>
      <text:p text:style-name="P3">2.name</text:p>
      <text:p text:style-name="P3"/>
      <text:p text:style-name="P3">Extraction Result : 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2">key</text:span></text:p>
          </table:table-cell>
          <table:table-cell table:style-name="Table1.A1" office:value-type="string">
            <text:p text:style-name="P4"><text:span text:style-name="T2">value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documentType</text:span></text:p>
          </table:table-cell>
          <table:table-cell table:style-name="Table1.A1" office:value-type="string">
            <text:p text:style-name="P5"><text:span text:style-name="T2">aadhaar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name</text:span></text:p>
          </table:table-cell>
          <table:table-cell table:style-name="Table1.A1" office:value-type="string">
            <text:p text:style-name="P6"><text:span text:style-name="T2">Dharmendra Singh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dob</text:span></text:p>
          </table:table-cell>
          <table:table-cell table:style-name="Table1.A1" office:value-type="string">
            <text:p text:style-name="P4"><text:span text:style-name="T2">01/01/1973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gender</text:span></text:p>
          </table:table-cell>
          <table:table-cell table:style-name="Table1.A1" office:value-type="string">
            <text:p text:style-name="P4"><text:span text:style-name="T2">Male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aadhaarNumber</text:span></text:p>
          </table:table-cell>
          <table:table-cell table:style-name="Table1.A1" office:value-type="string">
            <text:p text:style-name="P4"><text:span text:style-name="T2">6730 7680 9533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vid</text:span></text:p>
          </table:table-cell>
          <table:table-cell table:style-name="Table1.A1" office:value-type="string">
            <text:p text:style-name="P4"><text:span text:style-name="T2">9156 0385 0886 9006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issueDate</text:span></text:p>
          </table:table-cell>
          <table:table-cell table:style-name="Table1.A1" office:value-type="string">
            <text:p text:style-name="P4"><text:span text:style-name="T2">02/05/2015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downloadDate</text:span></text:p>
          </table:table-cell>
          <table:table-cell table:style-name="Table1.A1" office:value-type="string">
            <text:p text:style-name="P4"><text:span text:style-name="T2">04/02/2022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address</text:span></text:p>
          </table:table-cell>
          <table:table-cell table:style-name="Table1.A1" office:value-type="string">
            <text:p text:style-name="P4"><text:span text:style-name="T2">{"addressLine":"S/O: Motilal, 85, Daharai, Post Paschim Sharira, Paschim Sharira, Kaushambi, Uttar Pradesh - 212214"}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country</text:span></text:p>
          </table:table-cell>
          <table:table-cell table:style-name="Table1.A1" office:value-type="string">
            <text:p text:style-name="P4"><text:span text:style-name="T2">India</text:span></text:p>
          </table:table-cell>
        </table:table-row>
      </table:table>
      <text:p text:style-name="P7" loext:marker-style-name="T2"/>
      <text:p text:style-name="P1">Page-2 KHATONI</text:p>
      <text:p text:style-name="P3">we require</text:p>
      <text:p text:style-name="P3"/>
      <text:p text:style-name="P3">1.<text:span text:style-name="T3">documetType</text:span></text:p>
      <text:p text:style-name="P3">2.<text:span text:style-name="T3">village</text:span></text:p>
      <text:p text:style-name="P3">3.<text:span text:style-name="T3">tehsil</text:span></text:p>
      <text:p text:style-name="P3">4.pincode<text:span text:style-name="T4">(no such field present in doc </text:span><text:span text:style-name="T5">but we can find using other attributes</text:span><text:span text:style-name="T4">)</text:span></text:p>
      <text:p text:style-name="P3">5.<text:span text:style-name="T3">district</text:span></text:p>
      <text:p text:style-name="P3"/>
      <text:p text:style-name="P3">Extraction Result :</text:p>
      <text:p text:style-name="P8"/>
      <text:p text:style-name="P8">उद्धरण खतौनी (अप्रमाणित प्रति)</text:p>
      <text:p text:style-name="P8">जनपद : कौशाम्बी</text:p>
      <text:p text:style-name="P8">तहसील : मंझनपुर</text:p>
      <text:p text:style-name="P8">ग्राम का नाम (परगना) : बरौला (अथरवन)</text:p>
      <text:p text:style-name="P9">pincode<text:span text:style-name="T4">(no such field present in doc </text:span><text:span text:style-name="T5">but we can find using other attributes</text:span><text:span text:style-name="T4">)</text:span></text:p>
      <text:p text:style-name="P7" loext:marker-style-name="T2"/>
      <text:p text:style-name="P10">Page-<text:span text:style-name="T5">3</text:span> MULYANKAN </text:p>
      <text:p text:style-name="P11">we require</text:p>
      <text:p text:style-name="P11">1. <text:span text:style-name="T3">document type</text:span></text:p>
      <text:p text:style-name="P11">2.<text:span text:style-name="T3">payable amount</text:span></text:p>
      <text:p text:style-name="P11">3.<text:span text:style-name="T6">name</text:span><text:span text:style-name="T7">(english version that is evaluation form do have this field )</text:span></text:p>
      <text:p text:style-name="P11">4.type of compensation<text:span text:style-name="T4">( no expicit field present but we can interpret it by reading content)</text:span></text:p>
      <text:p text:style-name="P11">5.LOC no<text:span text:style-name="T4">(no such field)</text:span></text:p>
      <text:p text:style-name="P11">6.ACTIVITY<text:span text:style-name="T4">(no such field)</text:span></text:p>
      <text:p text:style-name="P11">7.<text:span text:style-name="T3">TYPE OF CROP</text:span></text:p>
      <text:p text:style-name="P11">8.<text:span text:style-name="T3">RATE</text:span><text:span text:style-name="T8">(field present)</text:span></text:p>
      <text:p text:style-name="P11"/>
      <text:p text:style-name="P11">extraction result</text:p>
      <text:p text:style-name="P12"><text:soft-page-break/>मूल्यांकन प्रपत्र</text:p>
      <text:p text:style-name="P12">Amount =37432</text:p>
      <text:p text:style-name="P13">name(is present in document but not extracted)</text:p>
      <text:p text:style-name="P14">type of compensation<text:span text:style-name="T4">( no expicit field present but we can interpret it by reading content)</text:span></text:p>
      <text:p text:style-name="P14">फसल <text:s/>बैगन <text:s text:c="2"/></text:p>
      <text:p text:style-name="P14"><text:s/>पैदावार /मूल्य <text:s text:c="4"/>१००</text:p>
      <text:p text:style-name="P12"/>
      <text:p text:style-name="P15"><text:span text:style-name="T9">Page-</text:span><text:span text:style-name="T10">4</text:span><text:span text:style-name="T9"> BANK PASSBOOK</text:span></text:p>
      <text:p text:style-name="P16">We require</text:p>
      <text:p text:style-name="P14">1.document type</text:p>
      <text:p text:style-name="P16"><text:span text:style-name="T11">2</text:span>.<text:span text:style-name="T3">Benificiary name</text:span></text:p>
      <text:p text:style-name="P16"><text:span text:style-name="T11">3</text:span>.<text:span text:style-name="T3">Bank Acc.no</text:span></text:p>
      <text:p text:style-name="P16"><text:span text:style-name="T11">4</text:span>.<text:span text:style-name="T3">Bank name</text:span></text:p>
      <text:p text:style-name="P16"><text:span text:style-name="T11">5</text:span>.<text:span text:style-name="T3">IFSC code</text:span></text:p>
      <text:p text:style-name="P16"><text:span text:style-name="T11">6</text:span>.<text:span text:style-name="T3">name</text:span></text:p>
      <text:p text:style-name="P16"/>
      <text:p text:style-name="P16">Extraction Result</text:p>
      <text:p text:style-name="P17">document type<text:span text:style-name="T12">(expicitly not mentioned but can be deduced by fields)</text:span></text:p>
      <text:p text:style-name="P17">Name: Mr. DHARMENDRA SINGH s/o/H/o : MOTI LAL SINGH</text:p>
      <text:p text:style-name="P17">Account No <text:s text:c="2"/>31156908333</text:p>
      <text:p text:style-name="P17">STATE RANK OF INDIA</text:p>
      <text:p text:style-name="P17">IFSC: SBIN0012495</text:p>
      <text:p text:style-name="P17">Name: Mr. DHARMENDRA SINGH s/o/H/o : MOTI LAL SINGH</text:p>
      <text:p text:style-name="P17"/>
      <text:p text:style-name="P18"><text:span text:style-name="T13">page-5</text:span> <text:span text:style-name="T13">VENDOR FORM</text:span></text:p>
      <text:p text:style-name="P19">we require</text:p>
      <text:p text:style-name="P19">1.<text:span text:style-name="T3">mobile no</text:span></text:p>
      <text:p text:style-name="P19">2.LINE NAME</text:p>
      <text:p text:style-name="P19">3.PKG</text:p>
      <text:p text:style-name="P19">4. TYPE OF <text:span text:style-name="T14">T</text:span>OWER</text:p>
      <text:p text:style-name="P19">5.Original notice</text:p>
      <text:p text:style-name="P19">6.Bulekh with tehsildar signature</text:p>
      <text:p text:style-name="P19">7.<text:span text:style-name="T3">aadhar card</text:span></text:p>
      <text:p text:style-name="P19">8.pan card</text:p>
      <text:p text:style-name="P19">9.yield rate and crop rate</text:p>
      <text:p text:style-name="P19">10.drawing</text:p>
      <text:p text:style-name="P19">11. evaluation sheet</text:p>
      <text:p text:style-name="P19">12.<text:span text:style-name="T3">RTGS details </text:span></text:p>
      <text:p text:style-name="P19">13.VRF</text:p>
      <text:p text:style-name="P19">14. <text:span text:style-name="T3">document type</text:span></text:p>
      <text:p text:style-name="P19"/>
      <text:p text:style-name="P19">extraction result </text:p>
      <text:p text:style-name="P19">Mobile Number: 9792061741</text:p>
      <text:p text:style-name="P19">LINE NAME(no such field present)</text:p>
      <text:p text:style-name="P19">PKG(no such field present)</text:p>
      <text:p text:style-name="P19">RTGS Code/NEFT Code - <text:s text:c="79"/>SBIN0012495</text:p>
      <text:p text:style-name="P19">Aadhar -673076809533</text:p>
      <text:p text:style-name="P19">PAN Number (Hard Copy to be Attached) -NA</text:p>
      <text:p text:style-name="P20">Bulekh with tehsildar signature<text:span text:style-name="T15">(no such field in VENDOR FORM but it exists in EVALUATION SHEET)</text:span></text:p>
      <text:p text:style-name="P20"/>
      <text:p text:style-name="P21"><text:span text:style-name="T13">page-</text:span><text:span text:style-name="T16">6</text:span> <text:span text:style-name="T16">EVALUATION SHEET</text:span></text:p>
      <text:p text:style-name="P20"><text:soft-page-break/>we require</text:p>
      <text:p text:style-name="P20">1.<text:span text:style-name="T17">mobile no</text:span></text:p>
      <text:p text:style-name="P20">2.<text:span text:style-name="T3">LINE NAME</text:span></text:p>
      <text:p text:style-name="P20">3.<text:span text:style-name="T3">PKG</text:span></text:p>
      <text:p text:style-name="P20">4. TYPE OF <text:span text:style-name="T14">T</text:span>OWER<text:span text:style-name="T18">(present in hindi version)</text:span></text:p>
      <text:p text:style-name="P20">5.<text:span text:style-name="T3">Original notice</text:span></text:p>
      <text:p text:style-name="P20">6.<text:span text:style-name="T3">Bulekh with tehsildar signature</text:span></text:p>
      <text:p text:style-name="P20">7.<text:span text:style-name="T3">aadhar card</text:span></text:p>
      <text:p text:style-name="P20">8.<text:span text:style-name="T3">pan card</text:span></text:p>
      <text:p text:style-name="P20">9.<text:span text:style-name="T3">yield rate and crop rate</text:span></text:p>
      <text:p text:style-name="P20">10.<text:span text:style-name="T3">drawing</text:span></text:p>
      <text:p text:style-name="P20">11. <text:span text:style-name="T3">evaluation sheet</text:span></text:p>
      <text:p text:style-name="P20">12.<text:span text:style-name="T3">RTGS details </text:span></text:p>
      <text:p text:style-name="P20">13.<text:span text:style-name="T3">VRF</text:span><text:span text:style-name="T19">(Vendor Registration Form)</text:span></text:p>
      <text:p text:style-name="P20">14. <text:span text:style-name="T3">document type</text:span></text:p>
      <text:p text:style-name="P22"/>
      <text:p text:style-name="P20">extraction result </text:p>
      <text:p text:style-name="P20">Valuation of Crop Compensation</text:p>
      <text:p text:style-name="P20">Line Name/Pkg. <text:s text:c="67"/>765 KV S/C MBT/L CKT-1</text:p>
      <text:p text:style-name="P20">Line Name/Pkg. <text:s text:c="67"/>765 KV S/C MBT/L CKT-1</text:p>
      <text:p text:style-name="P23">TYPE OF <text:span text:style-name="T14">T</text:span>OWER<text:span text:style-name="T20">(no such field)</text:span></text:p>
      <text:p text:style-name="P20">RTGS Code/NEFT Code - <text:s text:c="79"/>SBIN0012495</text:p>
      <text:p text:style-name="P2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Adhar Card, Pan Card</text:p>
          </table:table-cell>
          <table:table-cell table:style-name="Table2.A1" office:value-type="string">
            <text:p text:style-name="P25">Aadhar Card</text:p>
          </table:table-cell>
        </table:table-row>
      </table:table>
      <text:p text:style-name="P20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table:number-columns-spanned="7" office:value-type="string">
              <text:p text:style-name="P26">Crop Details :unselected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.A1" office:value-type="string">
              <text:p text:style-name="P26">Sr.No</text:p>
            </table:table-cell>
            <table:table-cell table:style-name="Table3.A1" office:value-type="string">
              <text:p text:style-name="P26">Activity Performed</text:p>
            </table:table-cell>
            <table:table-cell table:style-name="Table3.A1" office:value-type="string">
              <text:p text:style-name="P26">Type of Crop</text:p>
            </table:table-cell>
            <table:table-cell table:style-name="Table3.A1" office:value-type="string">
              <text:p text:style-name="P26">Govt approved prevailing rates/ Qtl</text:p>
            </table:table-cell>
            <table:table-cell table:style-name="Table3.A1" office:value-type="string">
              <text:p text:style-name="P26">Govt approved yield Qtl/ha</text:p>
            </table:table-cell>
            <table:table-cell table:style-name="Table3.A1" office:value-type="string">
              <text:p text:style-name="P26">Total area (Sqm)</text:p>
            </table:table-cell>
            <table:table-cell table:style-name="Table3.A1" office:value-type="string">
              <text:p text:style-name="P26">Total Amount (Rs)</text:p>
            </table:table-cell>
          </table:table-row>
        </table:table-header-rows>
        <table:table-row>
          <table:table-cell table:style-name="Table3.A3" office:value-type="string">
            <text:p text:style-name="P24">A</text:p>
          </table:table-cell>
          <table:table-cell table:style-name="Table3.B3" office:value-type="string">
            <text:p text:style-name="P24">B</text:p>
          </table:table-cell>
          <table:table-cell table:style-name="Table3.C3" office:value-type="string">
            <text:p text:style-name="P24">C</text:p>
          </table:table-cell>
          <table:table-cell table:style-name="Table3.D3" office:value-type="string">
            <text:p text:style-name="P24">D</text:p>
          </table:table-cell>
          <table:table-cell table:style-name="Table3.E3" office:value-type="string">
            <text:p text:style-name="P24">E</text:p>
          </table:table-cell>
          <table:table-cell table:style-name="Table3.F3" office:value-type="string">
            <text:p text:style-name="P24">F</text:p>
          </table:table-cell>
          <table:table-cell table:style-name="Table3.G3" office:value-type="string">
            <text:p text:style-name="P24">G=D"E"F/10000</text:p>
          </table:table-cell>
        </table:table-row>
        <table:table-row>
          <table:table-cell table:style-name="Table3.A4" office:value-type="string">
            <text:p text:style-name="P24">1</text:p>
          </table:table-cell>
          <table:table-cell table:style-name="Table3.B4" office:value-type="string">
            <text:p text:style-name="P24">STRINGING</text:p>
          </table:table-cell>
          <table:table-cell table:style-name="Table3.C4" office:value-type="string">
            <text:p text:style-name="P24">BRINJLE</text:p>
          </table:table-cell>
          <table:table-cell table:style-name="Table3.D4" office:value-type="string">
            <text:p text:style-name="P27">2100</text:p>
          </table:table-cell>
          <table:table-cell table:style-name="Table3.E4" office:value-type="string">
            <text:p text:style-name="P24">310</text:p>
          </table:table-cell>
          <table:table-cell table:style-name="Table3.F4" office:value-type="string">
            <text:p text:style-name="P24">575</text:p>
          </table:table-cell>
          <table:table-cell table:style-name="Table3.G4" office:value-type="string">
            <text:p text:style-name="P28">₹ <text:span text:style-name="T21">37,433</text:span></text:p>
          </table:table-cell>
        </table:table-row>
      </table:table>
      <text:p text:style-name="P20"/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Original Notice</text:p>
          </table:table-cell>
          <table:table-cell table:style-name="Table4.A1" office:value-type="string">
            <text:p text:style-name="P25">y</text:p>
          </table:table-cell>
        </table:table-row>
      </table:table>
      <text:p text:style-name="P2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Bhulekh with Tehsildar /Lekhpal</text:p>
          </table:table-cell>
          <table:table-cell table:style-name="Table5.A1" office:value-type="string">
            <text:p text:style-name="P25">y</text:p>
          </table:table-cell>
        </table:table-row>
      </table:table>
      <text:p text:style-name="P2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Drawing</text:p>
          </table:table-cell>
          <table:table-cell table:style-name="Table6.A1" office:value-type="string">
            <text:p text:style-name="P25">y</text:p>
          </table:table-cell>
        </table:table-row>
      </table:table>
      <text:p text:style-name="P2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Vendor Registration Form</text:p>
          </table:table-cell>
          <table:table-cell table:style-name="Table7.A1" office:value-type="string">
            <text:p text:style-name="P25">y</text:p>
          </table:table-cell>
        </table:table-row>
      </table:table>
      <text:p text:style-name="P2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">Evaluation Sheet Original</text:p>
          </table:table-cell>
          <table:table-cell table:style-name="Table8.A1" office:value-type="string">
            <text:p text:style-name="P25">y</text:p>
          </table:table-cell>
        </table:table-row>
      </table:table>
      <text:p text:style-name="P23"/>
      <text:p text:style-name="P29">TYPE OF <text:span text:style-name="T14">T</text:span>OWER<text:span text:style-name="T22">(no such field exists)</text:span>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30">Extraction by Gemini</text:p>
      <text:p text:style-name="P31">document : <text:span text:style-name="T13">mulyakan document</text:span><text:span text:style-name="T23">(Page-3)</text:span></text:p>
      <text:p text:style-name="P31"><text:s/></text:p>
      <text:list text:style-name="L1">
        <text:list-item>
          <text:p text:style-name="P32"><text:span text:style-name="T24">Document Type:</text:span> <text:span text:style-name="T24">Mulyakan document</text:span> (or Valuation sheet)</text:p>
        </text:list-item>
      </text:list>
      <text:list text:style-name="L2">
        <text:list-item>
          <text:p text:style-name="P33"><text:span text:style-name="T24">Payable Amount:</text:span> <text:span text:style-name="T24">37432</text:span></text:p>
        </text:list-item>
      </text:list>
      <text:list text:style-name="L3">
        <text:list-item>
          <text:p text:style-name="P34"><text:span text:style-name="T24">Name:</text:span> <text:span text:style-name="T24">Shri Dhanman Singh / Dharmendra Singh</text:span> (Son of Shri Motilal)</text:p>
        </text:list-item>
      </text:list>
      <text:list text:style-name="L4">
        <text:list-header>
          <text:p text:style-name="P35"><text:span text:style-name="T25">Source:</text:span> Written as "श्री धनमान सिंह। धर्मेन्द्र सिंहपुत्र श्री मोतीलाल".</text:p>
        </text:list-header>
      </text:list>
      <text:list text:style-name="L5">
        <text:list-item>
          <text:p text:style-name="P36"><text:span text:style-name="T24">Type of Compensation:</text:span> <text:span text:style-name="T24">Crop Damage Compensation</text:span></text:p>
        </text:list-item>
      </text:list>
      <text:list text:style-name="L6">
        <text:list-item>
          <text:p text:style-name="P37"><text:span text:style-name="T24">LOC Number:</text:span> <text:span text:style-name="T24">998/4</text:span><text:span text:style-name="T26"> <text:s/></text:span><text:span text:style-name="T27">(actual : it’s not LOC it is TOWER Number)</text:span></text:p>
        </text:list-item>
      </text:list>
      <text:list text:style-name="L7">
        <text:list-item>
          <text:p text:style-name="P38"><text:span text:style-name="T24">ACTIVITY:</text:span> <text:span text:style-name="T24">Foundation / Erection / Stringing</text:span><text:span text:style-name="T26"> </text:span><text:span text:style-name="T27">(there is tick mark on stringing but its not extracted </text:span><text:span text:style-name="T28">so all options of ACTIVITY are shown using slash</text:span><text:span text:style-name="T27">)</text:span></text:p>
        </text:list-item>
      </text:list>
      <text:list text:style-name="L8">
        <text:list-item>
          <text:p text:style-name="P39"><text:span text:style-name="T24">TYPE OF CROP:</text:span> <text:span text:style-name="T24">Baigan (Brinjal)</text:span></text:p>
        </text:list-item>
      </text:list>
      <text:list text:style-name="L9">
        <text:list-item>
          <text:p text:style-name="P40"><text:span text:style-name="T24">RATE:</text:span> <text:span text:style-name="T24">1100</text:span><text:span text:style-name="T26"> </text:span><text:span text:style-name="T29">(actual : RATE is 2100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0T11:16:55.186154000</meta:creation-date>
    <dc:date>2025-11-20T17:55:08.217040000</dc:date>
    <meta:editing-duration>PT10M55S</meta:editing-duration>
    <meta:editing-cycles>3</meta:editing-cycles>
    <meta:generator>LibreOffice/25.2.6.2$Windows_X86_64 LibreOffice_project/729c5bfe710f5eb71ed3bbde9e06a6065e9c6c5d</meta:generator>
    <meta:document-statistic meta:table-count="8" meta:image-count="0" meta:object-count="0" meta:page-count="4" meta:paragraph-count="166" meta:word-count="575" meta:character-count="3813" meta:non-whitespace-character-count="3100"/>
  </office:meta>
</office:document-meta>
</file>